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24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6.00pt" fo:font-weight="bold" fo:font-family="'Liberation Sans'" style:font-family-asian="'Liberation Sans'" style:font-family-complex="'Liberation Sans'" fo:background-color="transparent" style:use-window-font-color="true"/>
    </style:style>
    <style:style style:name="T1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 fo:font-style="italic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6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8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8.00pt" fo:font-weight="bold" fo:font-family="'Liberation Sans'" style:font-family-asian="'Liberation Sans'" style:font-family-complex="'Liberation Sans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center" fo:margin-left="13.20pt" fo:text-indent="0.00pt" fo:margin-right="26.60pt" fo:margin-top="57.60p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center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top="12.00pt" fo:margin-bottom="6.00pt"/>
    </style:style>
    <style:style style:name="P9" style:family="paragraph">
      <style:paragraph-properties fo:line-height="115.00%" fo:text-align="left" fo:margin-bottom="7.00pt"/>
    </style:style>
    <style:style style:name="P10" style:family="paragraph">
      <style:paragraph-properties fo:line-height="100.00%" fo:text-align="left" fo:margin-top="12.00pt" fo:margin-bottom="6.00pt"/>
    </style:style>
    <style:style style:name="P11" style:family="paragraph">
      <style:paragraph-properties fo:line-height="100.00%" fo:text-align="left">
        <style:tab-stops>
          <style:tab-stop style:position="481.90pt" style:type="right" style:leader-style="dotted"/>
        </style:tab-stops>
      </style:paragraph-properties>
    </style:style>
    <style:style style:name="P12" style:family="paragraph">
      <style:paragraph-properties fo:line-height="115.00%" fo:text-align="left" fo:margin-bottom="7.00pt"/>
    </style:style>
    <style:style style:name="P13" style:family="paragraph">
      <style:paragraph-properties fo:line-height="100.00%" fo:text-align="left" fo:margin-top="12.00pt" fo:margin-bottom="6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6.00pt" fo:margin-bottom="6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12.00pt" fo:margin-bottom="6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top="18.00pt" fo:margin-bottom="6.00pt"/>
    </style:style>
    <style:style style:name="P20" style:family="paragraph">
      <style:paragraph-properties fo:line-height="100.00%" fo:text-align="justify"/>
    </style:style>
    <style:style style:name="P21" style:family="paragraph">
      <style:paragraph-properties fo:line-height="100.00%" fo:text-align="left" fo:margin-top="18.00pt" fo:margin-bottom="6.00pt"/>
    </style:style>
    <style:style style:name="P22" style:family="paragraph">
      <style:paragraph-properties fo:line-height="100.00%" fo:text-align="left"/>
    </style:style>
    <text:list-style style:name="L2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left" fo:margin-left="-18.00pt" fo:text-indent="18.00pt"/>
    </style:style>
    <style:style style:name="P24" style:family="paragraph">
      <style:paragraph-properties fo:line-height="100.00%" fo:text-align="justify"/>
    </style:style>
    <style:style style:name="P25" style:family="paragraph">
      <style:paragraph-properties fo:line-height="135.00%" fo:text-align="justify"/>
    </style:style>
    <style:style style:name="P26" style:family="paragraph">
      <style:paragraph-properties fo:line-height="100.00%" fo:text-align="justify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top="12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top="12.00pt" fo:margin-bottom="6.00pt"/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top="12.00pt" fo:margin-bottom="6.00p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top="12.00pt" fo:margin-bottom="6.00p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top="12.00pt" fo:margin-bottom="6.00pt"/>
    </style:style>
    <style:style style:name="P37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draw:frame text:anchor-type="as-char" svg:width="113.24mm" svg:height="59.48mm" style:rel-width="scale" style:rel-height="scale"><draw:object-ole xlink:href="OleObj1"/><draw:image xlink:href="ObjectReplacements/OleObj1"/></draw:frame><text:span text:style-name="T1"/></text:p>
      <text:p text:style-name="P1"><text:span text:style-name="T1"/></text:p>
      <text:p text:style-name="P1"><text:span text:style-name="T2">Tecnicatura Superior en Telecomunicaciones</text:span></text:p>
      <text:p text:style-name="P2"><text:span text:style-name="T2"/></text:p>
      <text:p text:style-name="P2"><text:span text:style-name="T2">Modulo: Programador<text:s/></text:span><text:span text:style-name="T3"/></text:p>
      <text:p text:style-name="P3"><text:span text:style-name="T4">PROYECTO INTEGRADOR 2 Cuatrimestre</text:span><text:span text:style-name="T5"/></text:p>
      <text:p text:style-name="P4"><text:span text:style-name="T5">Entrega N.º 1</text:span></text:p>
      <text:p text:style-name="P4"><text:span text:style-name="T6"/></text:p>
      <text:p text:style-name="P4"><text:span text:style-name="T6"/></text:p>
      <text:p text:style-name="P5"><text:span text:style-name="T7">Alumnos: </text:span></text:p>
      <text:list text:style-name="L6">
        <text:list-item>
          <text:p text:style-name="P6"><text:span text:style-name="T7">hola</text:span></text:p>
        </text:list-item>
        <text:list-item>
          <text:p text:style-name="P6"><text:span text:style-name="T8">hola</text:span></text:p>
        </text:list-item>
        <text:list-item>
          <text:p text:style-name="P6"><text:span text:style-name="T8">hola</text:span><text:span text:style-name="T9"/></text:p>
        </text:list-item>
      </text:list>
      <text:p text:style-name="P7"><text:span text:style-name="T9"/></text:p>
      <text:p text:style-name="P7"><text:span text:style-name="T9">Profesor: Ing. Lanfranco Lisandro</text:span></text:p>
      <text:p text:style-name="P7"><text:span text:style-name="T10"/></text:p>
      <text:p text:style-name="P7"><text:span text:style-name="T11">Fecha: 15/09/2024</text:span></text:p>
      <text:p text:style-name="P7"><text:span text:style-name="T11"/></text:p>
      <text:p text:style-name="P8"><text:span text:style-name="T12">Resumen</text:span></text:p>
      <text:p text:style-name="P9"><text:span text:style-name="T13"/></text:p>
      <text:p text:style-name="P9"><text:span text:style-name="T14">El resumen debe contener una versión abreviada de todo el informe, ocupando un espacio entre 250 y 500 palabras (unas 10-15 líneas). Normalmente debe ocupar un solo párrafo. </text:span></text:p>
      <text:p text:style-name="P9"><text:span text:style-name="T14">El lector debe hacerse una idea clara sobre el objeto del informe, la metodología y los principales resultados.</text:span></text:p>
      <text:p text:style-name="P9"><text:span text:style-name="T14">En el resumen no se deben incluir imágenes, ni fórmulas, ni referencias. Debe poder leerse de forma independiente. Debe incluir las palabras clave del informe (para facilitar la búsqueda y localización en sistemas bibliográficos o informáticos).</text:span><text:span text:style-name="T15"/></text:p>
      <text:p text:style-name="P9"><text:span text:style-name="T15"/></text:p>
      <text:p text:style-name="P10"><text:span text:style-name="T16">Índice</text:span></text:p>
      <text:p text:style-name="P11"><text:a xlink:href="#__RefHeading___Toc2296_525295320"><text:span text:style-name="T18">Resumen</text:span></text:a><text:span text:style-name="T19"><text:tab/></text:span><text:a xlink:href="#__RefHeading___Toc2296_525295320"><text:span text:style-name="T21">2</text:span></text:a><text:span text:style-name="T22"/></text:p>
      <text:p text:style-name="P11"><text:a xlink:href="#__RefHeading___Toc2407_525295320"><text:span text:style-name="T24">Glosario (opcional)</text:span></text:a><text:span text:style-name="T25"><text:tab/></text:span><text:a xlink:href="#__RefHeading___Toc2407_525295320"><text:span text:style-name="T27">4</text:span></text:a><text:span text:style-name="T28"/></text:p>
      <text:p text:style-name="P11"><text:a xlink:href="#__RefHeading___Toc2410_525295320"><text:span text:style-name="T30">Introducción</text:span></text:a><text:span text:style-name="T31"><text:tab/></text:span><text:a xlink:href="#__RefHeading___Toc2410_525295320"><text:span text:style-name="T33">5</text:span></text:a><text:span text:style-name="T34"/></text:p>
      <text:p text:style-name="P11"><text:a xlink:href="#__RefHeading___Toc2412_525295320"><text:span text:style-name="T36">Metodología</text:span></text:a><text:span text:style-name="T37"><text:tab/></text:span><text:a xlink:href="#__RefHeading___Toc2412_525295320"><text:span text:style-name="T39">6</text:span></text:a><text:span text:style-name="T40"/></text:p>
      <text:p text:style-name="P11"><text:a xlink:href="#__RefHeading___Toc2414_525295320"><text:span text:style-name="T42">Resultados</text:span></text:a><text:span text:style-name="T43"><text:tab/></text:span><text:a xlink:href="#__RefHeading___Toc2414_525295320"><text:span text:style-name="T45">6</text:span></text:a><text:span text:style-name="T46"/></text:p>
      <text:p text:style-name="P11"><text:a xlink:href="#__RefHeading___Toc2518_525295320"><text:span text:style-name="T48">Conclusión</text:span></text:a><text:span text:style-name="T49"><text:tab/></text:span><text:a xlink:href="#__RefHeading___Toc2518_525295320"><text:span text:style-name="T51">7</text:span></text:a><text:span text:style-name="T52"/></text:p>
      <text:p text:style-name="P11"><text:a xlink:href="#__RefHeading___Toc2520_525295320"><text:span text:style-name="T54">Anexos (opcional)</text:span></text:a><text:span text:style-name="T55"><text:tab/></text:span><text:a xlink:href="#__RefHeading___Toc2520_525295320"><text:span text:style-name="T57">8</text:span></text:a><text:span text:style-name="T58"/></text:p>
      <text:p text:style-name="P12"><text:span text:style-name="T58"/></text:p>
      <text:p text:style-name="P13"><text:span text:style-name="T59">Glosario (opcional) </text:span></text:p>
      <text:p text:style-name="P14"><text:span text:style-name="T60"/></text:p>
      <text:p text:style-name="P14"><text:span text:style-name="T61">El glosario incluye cualquier término que sea específico del campo o industria en el que se centra el informe.</text:span></text:p>
      <text:p text:style-name="P14"><text:span text:style-name="T61">Si se utilizan acrónimos o abreviaturas en el informe se debe proporcionar su significado completo la primera vez que aparezcan en el texto y luego inclúirlas en el glosario. Por ejemplo, "IA" para "Inteligencia Artificial" o "CPU" para "Unidad Central de Procesamiento".</text:span></text:p>
      <text:p text:style-name="P14"><text:span text:style-name="T61">Similar a los acrónimos, el uso de siglas específicas de una organización o industria se deben explicar. Por ejemplo, "NASA" para "Administración Nacional de Aeronáutica y del Espacio".</text:span></text:p>
      <text:p text:style-name="P14"><text:span text:style-name="T61">Si el informe contiene términos técnicos en otro idioma, proporciona su traducción y explicación breve en el glosario.</text:span></text:p>
      <text:p text:style-name="P14"><text:span text:style-name="T62"/></text:p>
      <text:p text:style-name="P14"><text:span text:style-name="T62"/></text:p>
      <text:p text:style-name="P15"><draw:frame text:anchor-type="as-char" svg:width="145.84mm" svg:height="53.34mm" style:rel-width="scale" style:rel-height="scale"><draw:object-ole xlink:href="OleObj2"/><draw:image xlink:href="ObjectReplacements/OleObj2"/></draw:frame><text:span text:style-name="T63">Fig. : Ejemplo de glosario.</text:span></text:p>
      <text:p text:style-name="P16"><text:span text:style-name="T64"/></text:p>
      <text:p text:style-name="P16"><text:span text:style-name="T65">Si el documento es largo es conveniente también un índice de tablas y otro de ilustraciones (figuras). </text:span></text:p>
      <text:p text:style-name="P17"><text:span text:style-name="T66">Introducción</text:span></text:p>
      <text:p text:style-name="P18"><text:span text:style-name="T67"/></text:p>
      <text:p text:style-name="P18"><text:span text:style-name="T68">Veremos como completar las distintas partes de un informe.</text:span></text:p>
      <text:p text:style-name="P19"><text:span text:style-name="T69">Sobre el título</text:span></text:p>
      <text:p text:style-name="P20"><text:span text:style-name="T70">El título debe ser conciso pero explicativo </text:span></text:p>
      <text:p text:style-name="P20"><text:span text:style-name="T70"><text:tab/>Ej.: Determinación de parámetros de una máquina de inducción trifásica </text:span></text:p>
      <text:p text:style-name="P20"><text:span text:style-name="T70"><text:tab/>Ej. incorrecto: Práctica 6 </text:span></text:p>
      <text:p text:style-name="P20"><text:span text:style-name="T70">En caso de estar divido en varias partes o volúmenes, todas deben compartir el título, aunque pueda variar el subtítulo. Se debe indicar el volumen o parte a continuación del título. </text:span></text:p>
      <text:p text:style-name="P20"><text:span text:style-name="T70"><text:tab/>Ej.: Oceanografía y Mar Mediterráneo. Vol 3: Salinidad Oceanografía y Mar Mediterráneo. Vol 5: Corrientes.</text:span></text:p>
      <text:p text:style-name="P20"><text:span text:style-name="T70">Si es una nueva versión de otro informe previo se debe indicar.</text:span></text:p>
      <text:p text:style-name="P20"><text:span text:style-name="T70"><text:tab/>Ej.: Impacto ambiental del Aeropuerto de Córdoba (versión 2) </text:span></text:p>
      <text:p text:style-name="P20"><text:span text:style-name="T70">Sobre los autores</text:span></text:p>
      <text:p text:style-name="P20"><text:span text:style-name="T71"/></text:p>
      <text:p text:style-name="P21"><text:span text:style-name="T72">Sobre los autores</text:span></text:p>
      <text:p text:style-name="P22"><text:span text:style-name="T73">Los autores deben aparecer con su nombre completo.</text:span></text:p>
      <text:p text:style-name="P22"><text:span text:style-name="T73">El orden debe ser alfabético si no existe una prioridad en cuanto al desarrollo del informe. <text:tab/></text:span></text:p>
      <text:p text:style-name="P22"><text:span text:style-name="T73"><text:tab/>Ej.: <text:tab/>Isaac J. Pérez, </text:span></text:p>
      <text:p text:style-name="P22"><text:span text:style-name="T73"><text:tab/><text:tab/>Claudio Rodríguez Velázquez</text:span></text:p>
      <text:p text:style-name="P22"><text:span text:style-name="T74"/></text:p>
      <text:p text:style-name="P22"><text:span text:style-name="T74"/></text:p>
      <text:p text:style-name="P22"><text:span text:style-name="T75">Por su parte, la introducción debe centrar el campo del trabajo en su contexto, incluyendo aspectos relativos a, por ejemplo:</text:span></text:p>
      <text:list text:style-name="L23">
        <text:list-item>
          <text:p text:style-name="P23"><text:span text:style-name="T75">Campo de aplicación </text:span></text:p>
        </text:list-item>
        <text:list-item>
          <text:p text:style-name="P23"><text:span text:style-name="T75">Relación con otros trabajos o desarrollos previos </text:span></text:p>
        </text:list-item>
        <text:list-item>
          <text:p text:style-name="P23"><text:span text:style-name="T75">Objetivos<text:s text:c="2"/>de este trabajo</text:span></text:p>
        </text:list-item>
      </text:list>
      <text:p text:style-name="P24"><text:span text:style-name="T76"/></text:p>
      <text:p text:style-name="P24"><text:span text:style-name="T76"/></text:p>
      <text:p text:style-name="P25"><text:span text:style-name="T76"/></text:p>
      <text:p text:style-name="P25"><text:span text:style-name="T76"/></text:p>
      <text:p text:style-name="P26"><text:span text:style-name="T76"/></text:p>
      <text:p text:style-name="P26"><text:span text:style-name="T76"/></text:p>
      <text:p text:style-name="P26"><text:span text:style-name="T76"/></text:p>
      <text:p text:style-name="P27"><text:span text:style-name="T77">La estructura y contenido del informe puede variar, aunque en general deberá incluir los siguientes contenidos: </text:span></text:p>
      <text:p text:style-name="P28"><text:span text:style-name="T78">Metodología</text:span></text:p>
      <text:p text:style-name="P29"><text:span text:style-name="T79"/></text:p>
      <text:p text:style-name="P29"><text:span text:style-name="T80">Se explica cómo se ha realizado el trabajo que da lugar al informe, pero sin explicar resultados. Sirve para que otra persona pueda interpretar correctamente los resultados y/o repetir el trabajo u otro similar.</text:span></text:p>
      <text:p text:style-name="P30"><text:span text:style-name="T81">Resultados</text:span></text:p>
      <text:p text:style-name="P31"><text:span text:style-name="T82">Se usan tablas, esquema y/o ilustraciones (figuras) para mostrar los resultados de la forma más clara posible. En caso de incluir código, poner las partes más importantes del mismo con explicación o comentarios y en anexo incluir el código completo.</text:span></text:p>
      <text:p text:style-name="P31"><text:span text:style-name="T83"/></text:p>
      <text:p text:style-name="P32"><text:span text:style-name="T84">Conclusión</text:span></text:p>
      <text:p text:style-name="P33"><text:span text:style-name="T85"/></text:p>
      <text:p text:style-name="P33"><text:span text:style-name="T86">Las conclusiones deben ser un reflejo claro, conciso y ordenado de las deducciones alcanzadas a partir del trabajo. Pueden incluir resultados numéricos, aprendizajes y objetivos alcanzados, pero no deben incluir argumentaciones en las que se basan (eso debería ir en los resultados).</text:span></text:p>
      <text:p text:style-name="P33"><text:span text:style-name="T86">Se pueden incluir recomendaciones o mejoras que corresponden a medidas que deberían tomarse a partir de las conclusiones obtenidas y no son necesarias en todos los informes.</text:span></text:p>
      <text:p text:style-name="P34"><text:span text:style-name="T87">Referencias</text:span></text:p>
      <text:p text:style-name="P35"><text:span text:style-name="T88"/></text:p>
      <text:p text:style-name="P35"><text:span text:style-name="T88">datasheet sensor MQ-9 :<text:s/></text:span><text:a xlink:href="https://www.electronicoscaldas.com/datasheet/MQ-9_Hanwei.pdf"><text:span text:style-name="T89">https://www.electronicoscaldas.com/datasheet/MQ-9_Hanwei.pdf</text:span></text:a><text:span text:style-name="T90"/></text:p>
      <text:p text:style-name="P35"><text:span text:style-name="T90"/></text:p>
      <text:p text:style-name="P35"><text:span text:style-name="T91">Debe incluirse una lista de referencias para indicar los datos de trabajos previos a los que se hace referencia expresa en el texto del informe.<text:s text:c="2"/></text:span></text:p>
      <text:p text:style-name="P35"><text:span text:style-name="T91">Las referencias constan de tres campos, en este orden: </text:span></text:p>
      <text:p text:style-name="P35"><text:span text:style-name="T91">Autor(es), Título, Datos de la publicación </text:span></text:p>
      <text:p text:style-name="P35"><text:span text:style-name="T92"/></text:p>
      <text:p text:style-name="P35"><text:span text:style-name="T93">Ej.: PETERSEN, Sverre, Introduction to Meteorology. New York. McGrawHill, 1941: pp. 200-210</text:span></text:p>
      <text:p text:style-name="P35"><text:span text:style-name="T94"/></text:p>
      <text:p text:style-name="P35"><text:span text:style-name="T95">La lista de referencias puede tener orden alfabético (opción A) o bien numerada por orden de citación en el texto (opción B), en función del modo de cita</text:span></text:p>
      <text:p text:style-name="P35"><text:span text:style-name="T96"/></text:p>
      <text:p text:style-name="P35"><text:span text:style-name="T96"/></text:p>
      <text:p text:style-name="P36"><text:span text:style-name="T97">Anexos (opcional)</text:span></text:p>
      <text:p text:style-name="P37"><text:span text:style-name="T98"/></text:p>
      <text:p text:style-name="P37"><text:span text:style-name="T99">Incluyen material que por sus características no debe ir en el cuerpo del informe. Por ejemplo: </text:span></text:p>
      <text:p text:style-name="P37"><text:span text:style-name="T99"><text:s text:c="4"/></text:span><text:span text:style-name="T100">•</text:span><text:span text:style-name="T101"><text:s/>Lista o tablas de datos muy largas y no imprescindibles para la comprensión del informe.</text:span></text:p>
      <text:p text:style-name="P37"><text:span text:style-name="T101"><text:s text:c="4"/></text:span><text:span text:style-name="T102">•</text:span><text:span text:style-name="T103"><text:s/>Información que puede omitirse a la mayoría de lectores pero puede ser útil para un especialista.</text:span></text:p>
      <text:p text:style-name="P37"><text:span text:style-name="T103"><text:s text:c="4"/></text:span><text:span text:style-name="T104">•</text:span><text:span text:style-name="T105"><text:s/>Información que por su origen, formato o características no puede insertarse en el cuerpo normal del texto.</text:span></text:p>
      <text:p text:style-name="P37"><text:span text:style-name="T105"><text:s text:c="4"/></text:span><text:span text:style-name="T106">•</text:span><text:span text:style-name="T107"><text:s/>Listados de programas de ordenador.</text:span></text:p>
      <text:p text:style-name="P37"><text:span text:style-name="T107"><text:s text:c="4"/></text:span><text:span text:style-name="T108">•</text:span><text:span text:style-name="T109"><text:s/>Largas elaboraciones matemáticas (demostraciones de fórmulas, cálculos)</text:span></text:p>
      <text:p text:style-name="P37"><text:span text:style-name="T109"><text:s text:c="4"/></text:span><text:span text:style-name="T110">•</text:span><text:span text:style-name="T111"><text:s/>Hojas de datos de componentes utilizados.</text:span></text:p>
      <text:p text:style-name="P37"><text:span text:style-name="T112"/></text:p>
      <text:p text:style-name="P37"><text:span text:style-name="T113">Se numeran con letras o números romanos: </text:span></text:p>
      <text:p text:style-name="P37"><text:span text:style-name="T113"><text:tab/>Ej: Anexo A, Anexo B, Anexo I, Anexo V, ... 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